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c71" officeooo:paragraph-rsid="00103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BSETEST.IN <text:s/>USER GUIDE</text:p>
      <text:p text:style-name="P1"/>
      <text:p text:style-name="P1"/>
      <text:p text:style-name="P1"/>
      <text:p text:style-name="P1">THREE STEPS</text:p>
      <text:p text:style-name="P1">1. REGISTERATION</text:p>
      <text:p text:style-name="P1">2. ENROLL COURSE</text:p>
      <text:p text:style-name="P1">3. TAKE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6:10:57.356121221</meta:creation-date>
    <dc:date>2020-05-27T06:12:25.136289527</dc:date>
    <meta:editing-duration>PT1M28S</meta:editing-duration>
    <meta:editing-cycles>1</meta:editing-cycles>
    <meta:document-statistic meta:table-count="0" meta:image-count="0" meta:object-count="0" meta:page-count="1" meta:paragraph-count="5" meta:word-count="13" meta:character-count="78" meta:non-whitespace-character-count="69"/>
    <meta:generator>LibreOffice/5.1.6.2$Linux_X86_64 LibreOffice_project/10m0$Build-2</meta:generator>
  </office:meta>
</office:document-meta>
</file>